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593" officeooo:paragraph-rsid="00137593"/>
    </style:style>
    <style:style style:name="P2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3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4" style:family="paragraph" style:parent-style-name="Standard">
      <style:text-properties fo:font-weight="bold" officeooo:rsid="0016d3bc" officeooo:paragraph-rsid="0016d3bc" style:font-weight-asian="bold" style:font-weight-complex="bold"/>
    </style:style>
    <style:style style:name="P5" style:family="paragraph" style:parent-style-name="Standard">
      <style:text-properties fo:font-weight="bold" officeooo:rsid="001ab926" officeooo:paragraph-rsid="001ab926" style:font-weight-asian="bold" style:font-weight-complex="bold"/>
    </style:style>
    <style:style style:name="P6" style:family="paragraph" style:parent-style-name="Standard">
      <style:text-properties fo:font-weight="bold" officeooo:rsid="001de66b" officeooo:paragraph-rsid="001de66b" style:font-weight-asian="bold" style:font-weight-complex="bold"/>
    </style:style>
    <style:style style:name="P7" style:family="paragraph" style:parent-style-name="Standard">
      <style:text-properties fo:font-weight="bold" officeooo:rsid="0020da34" officeooo:paragraph-rsid="0020da34" style:font-weight-asian="bold" style:font-weight-complex="bold"/>
    </style:style>
    <style:style style:name="P8" style:family="paragraph" style:parent-style-name="Standard">
      <style:text-properties fo:font-weight="bold" officeooo:rsid="0020dddd" officeooo:paragraph-rsid="0020dddd" style:font-weight-asian="bold" style:font-weight-complex="bold"/>
    </style:style>
    <style:style style:name="P9" style:family="paragraph" style:parent-style-name="Standard">
      <style:text-properties fo:font-weight="normal" officeooo:rsid="0016d3bc" officeooo:paragraph-rsid="0016d3bc" style:font-weight-asian="normal" style:font-weight-complex="normal"/>
    </style:style>
    <style:style style:name="P10" style:family="paragraph" style:parent-style-name="Standard">
      <style:text-properties fo:font-weight="normal" officeooo:rsid="001c8a81" officeooo:paragraph-rsid="001c8a81" style:font-weight-asian="normal" style:font-weight-complex="normal"/>
    </style:style>
    <style:style style:name="P11" style:family="paragraph" style:parent-style-name="Standard">
      <style:text-properties fo:font-weight="normal" officeooo:rsid="001de66b" officeooo:paragraph-rsid="001de66b" style:font-weight-asian="normal" style:font-weight-complex="normal"/>
    </style:style>
    <style:style style:name="P12" style:family="paragraph" style:parent-style-name="Standard">
      <style:text-properties style:font-name="Courier 10 Pitch" fo:font-weight="normal" officeooo:rsid="0020dddd" officeooo:paragraph-rsid="0020dddd" style:font-weight-asian="normal" style:font-weight-complex="normal"/>
    </style:style>
    <style:style style:name="P13" style:family="paragraph" style:parent-style-name="Standard">
      <style:text-properties style:font-name="Courier 10 Pitch" fo:font-weight="normal" officeooo:rsid="0020dddd" officeooo:paragraph-rsid="0021649b" style:font-weight-asian="normal" style:font-weight-complex="normal"/>
    </style:style>
    <style:style style:name="P14" style:family="paragraph" style:parent-style-name="Standard">
      <style:text-properties style:font-name="Courier 10 Pitch" fo:font-weight="normal" officeooo:rsid="0022f8b7" officeooo:paragraph-rsid="0022f8b7" style:font-weight-asian="normal" style:font-weight-complex="normal"/>
    </style:style>
    <style:style style:name="P15" style:family="paragraph" style:parent-style-name="Standard">
      <style:text-properties style:font-name="Courier 10 Pitch" fo:font-weight="normal" officeooo:rsid="002742a6" officeooo:paragraph-rsid="002742a6" style:font-weight-asian="normal" style:font-weight-complex="normal"/>
    </style:style>
    <style:style style:name="P16" style:family="paragraph" style:parent-style-name="Standard">
      <style:text-properties style:font-name="Courier 10 Pitch" fo:font-weight="bold" officeooo:rsid="002742a6" officeooo:paragraph-rsid="002742a6" style:font-weight-asian="bold" style:font-weight-complex="bold"/>
    </style:style>
    <style:style style:name="P17" style:family="paragraph" style:parent-style-name="Standard">
      <style:text-properties style:font-name="Liberation Serif" fo:font-weight="normal" officeooo:rsid="0021649b" officeooo:paragraph-rsid="0021649b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22f8b7" officeooo:paragraph-rsid="0022f8b7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2596fe" officeooo:paragraph-rsid="002596fe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26e51f" officeooo:paragraph-rsid="0026e51f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2742a6" officeooo:paragraph-rsid="002742a6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2a5a00" officeooo:paragraph-rsid="002a5a00" style:font-weight-asian="normal" style:font-weight-complex="normal"/>
    </style:style>
    <style:style style:name="P23" style:family="paragraph" style:parent-style-name="Standard">
      <style:text-properties style:font-name="Liberation Serif" fo:font-weight="bold" officeooo:rsid="0021649b" officeooo:paragraph-rsid="0021649b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21d0e9" officeooo:paragraph-rsid="0021d0e9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24edb1" officeooo:paragraph-rsid="0024edb1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2596fe" officeooo:paragraph-rsid="002596fe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026e51f" officeooo:paragraph-rsid="0026e51f" style:font-weight-asian="bold" style:font-weight-complex="bold"/>
    </style:style>
    <style:style style:name="P28" style:family="paragraph" style:parent-style-name="Standard">
      <style:text-properties style:font-name="Liberation Serif" fo:font-weight="bold" officeooo:rsid="002742a6" officeooo:paragraph-rsid="002742a6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20da34" officeooo:paragraph-rsid="0020da34" style:font-weight-asian="bold" style:font-weight-complex="bold"/>
    </style:style>
    <style:style style:name="T1" style:family="text">
      <style:text-properties officeooo:rsid="0017d9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96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d964" style:font-weight-asian="normal" style:font-weight-complex="normal"/>
    </style:style>
    <style:style style:name="T6" style:family="text">
      <style:text-properties fo:font-weight="normal" officeooo:rsid="0021d0e9" style:font-weight-asian="normal" style:font-weight-complex="normal"/>
    </style:style>
    <style:style style:name="T7" style:family="text">
      <style:text-properties fo:font-weight="normal" officeooo:rsid="0022f8b7" style:font-weight-asian="normal" style:font-weight-complex="normal"/>
    </style:style>
    <style:style style:name="T8" style:family="text">
      <style:text-properties officeooo:rsid="0021649b"/>
    </style:style>
    <style:style style:name="T9" style:family="text">
      <style:text-properties officeooo:rsid="0024ed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HW2</text:p>
      <text:p text:style-name="P1">10/11/15</text:p>
      <text:p text:style-name="P1"/>
      <text:p text:style-name="P2">Problem 1</text:p>
      <text:p text:style-name="P2"/>
      <text:p text:style-name="P2">A)</text:p>
      <text:p text:style-name="P2">B)</text:p>
      <text:p text:style-name="P2">C) <draw:frame draw:style-name="fr1" draw:name="Object1" text:anchor-type="as-char" svg:y="-0.8484in" svg:width="6.8201in" svg:height="1.63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4">Problem 2</text:p>
      <text:p text:style-name="P4"/>
      <text:p text:style-name="P9"><text:span text:style-name="T2">Algorithm A</text:span> <text:s/><text:span text:style-name="T1">can be expressed in the form </text:span><text:span text:style-name="T1"><draw:frame draw:style-name="fr2" draw:name="Object3" text:anchor-type="as-char" svg:y="-0.152in" svg:width="1.3374in" svg:height="0.1992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which</text:span> can be shown using the master method case 1 to have a running time of <draw:frame draw:style-name="fr2" draw:name="Object2" text:anchor-type="as-char" svg:y="-0.172in" svg:width="0.5693in" svg:height="0.2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<text:span text:style-name="T2">Algorithm </text:span><text:span text:style-name="T3">B</text:span><text:span text:style-name="T1"> can be expressed in the form </text:span><text:span text:style-name="T1"><draw:frame draw:style-name="fr2" draw:name="Object4" text:anchor-type="as-char" svg:y="-0.152in" svg:width="1.3984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and has a running time of </text:span><text:span text:style-name="T1"><draw:frame draw:style-name="fr2" draw:name="Object5" text:anchor-type="as-char" svg:y="-0.172in" svg:width="0.9465in" svg:height="0.220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this can easily be guessed as the recurrence will occur n times and each time doubling. <text:s/>It can be further proven using the substitution method</text:span></text:p>
      <text:p text:style-name="P9"/>
      <text:p text:style-name="P5">Algorithm C <text:span text:style-name="T5">can be expressed in the form </text:span><text:span text:style-name="T5"><draw:frame draw:style-name="fr2" draw:name="Object6" text:anchor-type="as-char" svg:y="-0.1728in" svg:width="1.6571in" svg:height="0.22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and has a running time of </text:span><text:span text:style-name="T5"><draw:frame draw:style-name="fr2" draw:name="Object7" text:anchor-type="as-char" svg:y="-0.1728in" svg:width="1.1807in" svg:height="0.22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<text:s/></text:span><text:span text:style-name="T4">This can be proven with the master method case 2 as </text:span><text:span text:style-name="T4"><draw:frame draw:style-name="fr2" draw:name="Object8" text:anchor-type="as-char" svg:y="-0.1756in" svg:width="0.9311in" svg:height="0.222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/>
      <text:p text:style-name="P10">I would choose algorithm A because A = O(C) = O(B)</text:p>
      <text:p text:style-name="P10"/>
      <text:p text:style-name="P10"/>
      <text:p text:style-name="P6">Problem 3</text:p>
      <text:p text:style-name="P6"/>
      <text:p text:style-name="P11">The amount of times “Print” is echoed can be expressed by the recurrence <draw:frame draw:style-name="fr2" draw:name="Object9" text:anchor-type="as-char" svg:y="-0.152in" svg:width="1.3543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This recurrence can be solved using the master method and case 1 as </text:p>
      <text:p text:style-name="P11"><draw:frame draw:style-name="fr2" draw:name="Object10" text:anchor-type="as-char" svg:y="-0.1756in" svg:width="4.6827in" svg:height="0.223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7"/>
      <text:p text:style-name="P29">Problem 4</text:p>
      <text:p text:style-name="P7"/>
      <text:p text:style-name="P8">pseudo code for ternary search algorithm:</text:p>
      <text:p text:style-name="P12"/>
      <text:p text:style-name="P12">tsearch(<text:span text:style-name="T8">val, array, left, right)</text:span></text:p>
      <text:p text:style-name="P13"><text:tab/><text:span text:style-name="T8">#base case</text:span></text:p>
      <text:p text:style-name="P13"><text:span text:style-name="T8"><text:tab/>if left == right </text:span></text:p>
      <text:p text:style-name="P13"><text:span text:style-name="T8"><text:tab/><text:tab/>return array[left] == val</text:span></text:p>
      <text:p text:style-name="P12"/>
      <text:p text:style-name="P12"><text:tab/><text:span text:style-name="T8">#recursive case</text:span></text:p>
      <text:p text:style-name="P12"/>
      <text:p text:style-name="P12"><text:tab/><text:span text:style-name="T8">#length of subarry</text:span></text:p>
      <text:p text:style-name="P12"><text:tab/><text:span text:style-name="T8">length = right – left + 1</text:span></text:p>
      <text:p text:style-name="P12"><text:tab/><text:span text:style-name="T8">third = length/3</text:span></text:p>
      <text:p text:style-name="P12"><text:tab/></text:p>
      <text:p text:style-name="P13"><text:tab/><text:span text:style-name="T8">if array[left+third] &gt;= val </text:span></text:p>
      <text:p text:style-name="P13"><text:span text:style-name="T8"><text:tab/><text:tab/>return tsearch(val,array,left,left+third)</text:span></text:p>
      <text:p text:style-name="P13"><text:tab/><text:span text:style-name="T8">if array[left+third*2] &gt;=val</text:span></text:p>
      <text:p text:style-name="P13"><text:tab/><text:tab/><text:span text:style-name="T8">return tsearch(val,array,left+third,left+third*2)</text:span></text:p>
      <text:p text:style-name="P13"><text:tab/><text:span text:style-name="T8">else</text:span></text:p>
      <text:p text:style-name="P13"><text:tab/><text:tab/><text:span text:style-name="T8">return tsearch(val,array,left+third*2,right)</text:span></text:p>
      <text:p text:style-name="P13"/>
      <text:p text:style-name="P17">The recurrence for this ternary search algorithm is <draw:frame draw:style-name="fr2" draw:name="Object11" text:anchor-type="as-char" svg:y="-0.152in" svg:width="1.2335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This is a very similar recurrence to that of binary search except to a log base 3 which will get simplified asymptotically to O(lgn). <text:s/>So when comparing this ternary search to binary search they have the same asymptotic even though ternary will recur fewer times but also has more constant cost each iteration.</text:p>
      <text:p text:style-name="P17"/>
      <text:p text:style-name="P23">Problem 5</text:p>
      <text:p text:style-name="P23"/>
      <text:p text:style-name="P23">a) <text:span text:style-name="T6">the time it takes to merge n elements is n, or rather if you have 2 lists of size m it will take 2m time to merge them, so if n = 2m then T(n) = n</text:span></text:p>
      <text:p text:style-name="P24"><text:span text:style-name="T4">merging two unequally sized list takes the sum of the two list sizes, <text:s/>at the each iteration there will be a list size (k-1)*n and that will be merged with size n list, <text:s/>so the recurrence can be stated as</text:span></text:p>
      <text:p text:style-name="P24"><text:span text:style-name="T4">T(n) = T(k-1) + kn</text:span></text:p>
      <text:p text:style-name="P24"><text:span text:style-name="T4">this represents the series 2n + 3n + 4n + 5n …. kn</text:span></text:p>
      <text:p text:style-name="P24"><text:span text:style-name="T4">this sum of 1 through k is asymptoticly simplified to </text:span><text:span text:style-name="T4"><draw:frame draw:style-name="fr2" draw:name="Object12" text:anchor-type="as-char" svg:y="-0.172in" svg:width="2.5244in" svg:height="0.2201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4"/>
      <text:p text:style-name="P24">b) <text:span text:style-name="T7">A better algorithm would be one that separates the k lists of n length into groups of no more then 2, merging them all together, and then merges 2 at a time of each of these 2n lists ( of which there are now k/2). <text:s/>This algorithm is very similar to a merge sort on one list.</text:span></text:p>
      <text:p text:style-name="P18">Here is a small psuedocode</text:p>
      <text:p text:style-name="P18"/>
      <text:p text:style-name="P14">#returns a merged list</text:p>
      <text:p text:style-name="P14">merge(lista,listb)</text:p>
      <text:p text:style-name="P14"/>
      <text:p text:style-name="P14">#returns a merge list from klists</text:p>
      <text:p text:style-name="P14">mergeklists(lists)</text:p>
      <text:p text:style-name="P14"><text:soft-page-break/><text:tab/>if len(lists) == 1: return lists[0]</text:p>
      <text:p text:style-name="P14"><text:tab/>if len(lists) == 2: return merge(lists[0],lists[1])</text:p>
      <text:p text:style-name="P14"/>
      <text:p text:style-name="P14"><text:tab/>return merge ( mergeklists(lists.firsthalf) ,</text:p>
      <text:p text:style-name="P14"><text:tab/><text:tab/><text:tab/> <text:s text:c="4"/>mergeklists(lists.secondhalf) )</text:p>
      <text:p text:style-name="P14"/>
      <text:p text:style-name="P18">The recurrence for this algorithm is T(n) = 2(k/2) + kn <text:s/>which means this algorithm is <draw:frame draw:style-name="fr2" draw:name="Object13" text:anchor-type="as-char" svg:y="-0.152in" svg:width="0.9484in" svg:height="0.199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9">much better than the other algorithms exponential time.</text:span></text:p>
      <text:p text:style-name="P18"/>
      <text:p text:style-name="P25">Problem 6</text:p>
      <text:p text:style-name="P25"/>
      <text:p text:style-name="P25">a) <text:span text:style-name="T4"><draw:frame draw:style-name="fr2" draw:name="Object14" text:anchor-type="as-char" svg:y="-0.3402in" svg:width="7.0819in" svg:height="0.620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5"/>
      <text:p text:style-name="P25">b)</text:p>
      <text:p text:style-name="P19">again very similar to the process of merging k lists, merging 2 lists of size n/2 takes time n, <text:s/>when merging the n/k number of lists they are merged 2 at a time, reducing the number of lists by a division of 2 at each level. <text:s/>This is a recurrence exactly like merge sort only the tree stops when there are n/k leaves, <text:s/>giving yield to a logarithmic running time using the master method case 2 to confirm the recursive tree analysis</text:p>
      <text:p text:style-name="P19"><draw:frame draw:style-name="fr2" draw:name="Object15" text:anchor-type="as-char" svg:y="-0.3244in" svg:width="2.6591in" svg:height="0.6008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/>
      <text:p text:style-name="P26">c)</text:p>
      <text:p text:style-name="P26"><draw:frame draw:style-name="fr2" draw:name="Object16" text:anchor-type="as-char" svg:y="-0.4272in" svg:width="6.7744in" svg:height="0.807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It seems that the best possible value for k is 1 or 2 as halving n will reduce the lg by only one but add 2 to the left side of the equation, <text:s/>all other values of k will need to increase by a power of 2 to decrease the lg result by one but will add much more.</text:p>
      <text:p text:style-name="P20"/>
      <text:p text:style-name="P27">d) <text:s/><text:span text:style-name="T4">we should choose optimal k values by analyzing the constant factors involved in dividing and combining lists with the constant factors involved in insertion sorting small lists to decide on an optimal k. <text:s text:c="2"/>These difference in constant factors are obscured by the comparison in part c but it was the smaller constant factors in insertion sort that inspired this analysis of a hybrid algorithm.</text:span></text:p>
      <text:p text:style-name="P27"/>
      <text:p text:style-name="P27">Problem 7</text:p>
      <text:p text:style-name="P27"/>
      <text:p text:style-name="P16">Divide and conquer pseudo code</text:p>
      <text:p text:style-name="P16"/>
      <text:p text:style-name="P15">min_max(list):</text:p>
      <text:p text:style-name="P15"><text:tab/>#basecase</text:p>
      <text:p text:style-name="P15"><text:tab/>if len(list) == 1</text:p>
      <text:p text:style-name="P15"><text:tab/><text:tab/>return list[0],list[0]</text:p>
      <text:p text:style-name="P15"><text:soft-page-break/></text:p>
      <text:p text:style-name="P15"><text:tab/>leftmin,leftmax = min_max(list.firsthalf)</text:p>
      <text:p text:style-name="P15"><text:tab/>rightmin,rightmax = min_max(list.firsthalf)</text:p>
      <text:p text:style-name="P15"/>
      <text:p text:style-name="P15"><text:tab/>return min(leftmin,rightmin),max(leftmax,rightmax)</text:p>
      <text:p text:style-name="P15"/>
      <text:p text:style-name="P15"/>
      <text:p text:style-name="P16">Iterative pseudo code</text:p>
      <text:p text:style-name="P16"/>
      <text:p text:style-name="P15">min_max(list):</text:p>
      <text:p text:style-name="P15"><text:tab/>min = list[0]</text:p>
      <text:p text:style-name="P15"><text:tab/>max = list[0]</text:p>
      <text:p text:style-name="P15"/>
      <text:p text:style-name="P15"><text:tab/>for index in [0...n-1]</text:p>
      <text:p text:style-name="P15"><text:tab/><text:tab/>if list[index] &gt; max</text:p>
      <text:p text:style-name="P15"><text:tab/><text:tab/><text:tab/>max = list[index]</text:p>
      <text:p text:style-name="P15"><text:tab/><text:tab/>if list[index] &lt; min</text:p>
      <text:p text:style-name="P15"><text:tab/><text:tab/><text:tab/>min = list[index]</text:p>
      <text:p text:style-name="P15"/>
      <text:p text:style-name="P15"><text:tab/>return min,max</text:p>
      <text:p text:style-name="P15"/>
      <text:p text:style-name="P28">Recurrence for divide and conquer</text:p>
      <text:p text:style-name="P21"><draw:frame draw:style-name="fr2" draw:name="Object17" text:anchor-type="as-char" svg:y="-0.8193in" svg:width="7.0866in" svg:height="1.5917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/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0:06:23.413309754</meta:creation-date>
    <dc:date>2015-10-10T17:27:46.886470116</dc:date>
    <meta:editing-duration>PT1H58M22S</meta:editing-duration>
    <meta:editing-cycles>6</meta:editing-cycles>
    <meta:generator>LibreOffice/4.2.8.2$Linux_X86_64 LibreOffice_project/420m0$Build-2</meta:generator>
    <meta:document-statistic meta:table-count="0" meta:image-count="0" meta:object-count="17" meta:page-count="4" meta:paragraph-count="83" meta:word-count="746" meta:character-count="4246" meta:non-whitespace-character-count="3499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text>This can be proven by applying the Master Therom</mtext>
            <mtext>The recurence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+</mo>
              <mi>n</mi>
            </mrow>
            <mtext> fits into case 3
</mtext>
          </mrow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n</mi>
              <mo stretchy="false">=</mo>
              <mi mathvariant="normal">Ω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4</mn>
                    </msub>
                    <mrow>
                      <mn>2</mn>
                      <mo stretchy="false">+</mo>
                      <mi mathvariant="normal">ϵ</mi>
                    </mrow>
                  </mrow>
                </msup>
              </mrow>
              <mo fence="true" stretchy="false">)</mo>
            </mrow>
            <mtext>or</mtext>
            <mi mathvariant="normal">Ω</mi>
            <mrow>
              <mo fence="true" stretchy="false">(</mo>
              <mrow>
                <msup>
                  <mi>n</mi>
                  <mrow>
                    <mn>.5</mn>
                    <mo stretchy="false">+</mo>
                    <mi mathvariant="normal">ϵ</mi>
                  </mrow>
                </msup>
              </mrow>
              <mo fence="true" stretchy="false">)</mo>
            </mrow>
          </mrow>
        </mtd>
      </mtr>
      <mtr>
        <mtd>
          <mrow>
            <msup>
              <mi>n</mi>
              <mn>1</mn>
            </msup>
            <mi mathvariant="italic">will</mi>
            <mi mathvariant="italic">always</mi>
            <mi mathvariant="italic">be</mi>
            <mi mathvariant="italic">bounded</mi>
            <mi mathvariant="italic">below</mi>
            <mi mathvariant="italic">by</mi>
            <msup>
              <mi>n</mi>
              <mrow>
                <mn>.5</mn>
                <mo stretchy="false">+</mo>
                <mi mathvariant="normal">ϵ</mi>
              </mrow>
            </msup>
            <mi mathvariant="italic">for</mi>
            <mi mathvariant="italic">any</mi>
            <mrow>
              <mi mathvariant="normal">ϵ</mi>
              <mo stretchy="false">&lt;</mo>
              <mn>.5</mn>
            </mrow>
          </mrow>
        </mtd>
      </mtr>
      <mtr>
        <mtd>
          <mrow>
            <mi mathvariant="italic">This</mi>
            <mi mathvariant="italic">formula</mi>
            <mi mathvariant="italic">also</mi>
            <mi mathvariant="italic">satisfies</mi>
            <mi mathvariant="italic">the</mi>
            <mi mathvariant="italic">regularity</mi>
            <mi mathvariant="italic">condition</mi>
          </mrow>
        </mtd>
      </mtr>
      <mtr>
        <mtd>
          <mrow>
            <mn>2</mn>
            <mi>f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≤</mo>
              <mi mathvariant="italic">c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row>
              <mi>n</mi>
              <mo stretchy="false">/</mo>
              <mn>2</mn>
            </mrow>
            <mo stretchy="false">≤</mo>
            <mi mathvariant="italic">cn</mi>
          </mrow>
        </mtd>
      </mtr>
      <mtr>
        <mtd>
          <mrow>
            <mi mathvariant="italic">any</mi>
            <mrow>
              <mi mathvariant="italic">constant</mi>
              <mo stretchy="false">≤</mo>
              <mn>.5</mn>
            </mrow>
            <mi mathvariant="italic">will</mi>
            <mi mathvariant="italic">satisfy</mi>
            <mi mathvariant="italic">the</mi>
            <mi mathvariant="italic">regularity</mi>
            <mi mathvariant="italic">condition</mi>
          </mrow>
        </mtd>
      </mtr>
    </mtable>
    <annotation encoding="StarMath 5.0">T( n ) = %THETA( n ) newline
"This can be proven by applying the Master Therom"
"The recurence " T( n ) = 2T( n/4 ) + n " fits into case 3
"newline
f( n ) = n = %OMEGA( n^{log_4 2 + %epsilon})  "or" %OMEGA( n^{.5 + %epsilon}) 
newline
n^1 will always be bounded below by n^{ .5 + %epsilon } for any %epsilon &lt;.5 
newline
This formula also satisfies the regularity condition
newline
2f( n/4 ) &lt;= cf( n )
newline
n/2 &lt;= cn
newline any constant &lt;= .5 will satisfy the regularity condition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i>O</mi>
      </mrow>
      <mrow>
        <mo fence="true" stretchy="false">(</mo>
        <mrow>
          <msup>
            <mi>n</mi>
            <mrow>
              <msub>
                <mi>log</mi>
                <mn>2</mn>
              </msub>
              <mrow>
                <mn>4</mn>
                <mo stretchy="false">−</mo>
                <mi mathvariant="normal">ϵ</mi>
              </mrow>
            </mrow>
          </msup>
        </mrow>
        <mo fence="true" stretchy="false">)</mo>
      </mrow>
      <mtext> or </mtext>
      <mrow>
        <mi>n</mi>
        <mo stretchy="false">=</mo>
        <mi>O</mi>
      </mrow>
      <mrow>
        <mo fence="true" stretchy="false">(</mo>
        <mrow>
          <msup>
            <mi>n</mi>
            <mrow>
              <mn>2</mn>
              <mo stretchy="false">−</mo>
              <mi mathvariant="normal">ϵ</mi>
            </mrow>
          </msup>
        </mrow>
        <mo fence="true" stretchy="false">)</mo>
      </mrow>
      <mtext>  therefore the amount of prints is </mtext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n = O( n^{log_2 4 - %epsilon} )  " or " n = O( n^{2 - %epsilon} )   "  therefore the amount of prints is " %theta ( n^2 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n>1</mn>
      </mrow>
    </mrow>
    <annotation encoding="StarMath 5.0">T( n ) = T( n/3 ) + 1</annotation>
  </semantics>
</math>
</file>

<file path=Object 12/content.xml><?xml version="1.0" encoding="utf-8"?>
<math xmlns="http://www.w3.org/1998/Math/MathML" display="block">
  <semantics>
    <mrow>
      <msup>
        <mi>k</mi>
        <mn>2</mn>
      </msup>
      <mtext>therefore this algorithm is </mtext>
      <mi mathvariant="normal">Θ</mi>
      <mrow>
        <mo fence="true" stretchy="false">(</mo>
        <mrow>
          <mrow>
            <msup>
              <mi>k</mi>
              <mn>2</mn>
            </msup>
            <mi>n</mi>
          </mrow>
        </mrow>
        <mo fence="true" stretchy="false">)</mo>
      </mrow>
    </mrow>
    <annotation encoding="StarMath 5.0">k^2  "therefore this algorithm is " %THETA(k^2 n )</annotation>
  </semantics>
</math>
</file>

<file path=Object 13/content.xml><?xml version="1.0" encoding="utf-8"?>
<math xmlns="http://www.w3.org/1998/Math/MathML" display="block">
  <semantics>
    <mrow>
      <mi mathvariant="normal">Θ</mi>
      <mrow>
        <mo fence="true" stretchy="false">(</mo>
        <mrow>
          <mrow>
            <mi>k</mi>
            <mo stretchy="false">∗</mo>
            <mi>n</mi>
            <mo stretchy="false">∗</mo>
            <mi mathvariant="italic">lgk</mi>
          </mrow>
        </mrow>
        <mo fence="true" stretchy="false">)</mo>
      </mrow>
    </mrow>
    <annotation encoding="StarMath 5.0">%THETA ( k*n*lgk )</annotation>
  </semantics>
</math>
</file>

<file path=Object 14/content.xml><?xml version="1.0" encoding="utf-8"?>
<math xmlns="http://www.w3.org/1998/Math/MathML" display="block">
  <semantics>
    <mtable>
      <mtr>
        <mtd>
          <mrow>
            <mtext>insertion soring a list of size k will be a </mtext>
            <mi mathvariant="normal">Θ</mi>
            <mrow>
              <mo fence="true" stretchy="false">(</mo>
              <mrow>
                <msup>
                  <mi>k</mi>
                  <mn>2</mn>
                </msup>
              </mrow>
              <mo fence="true" stretchy="false">)</mo>
            </mrow>
            <mtext> so performing insertion sort on all n/k lits of size n will be</mtext>
          </mrow>
        </mtd>
      </mtr>
      <mtr>
        <mtd>
          <mrow>
            <mi mathvariant="normal">θ</mi>
            <mrow>
              <mo fence="true" stretchy="false">(</mo>
              <mrow>
                <mrow>
                  <msup>
                    <mi>K</mi>
                    <mn>2</mn>
                  </msup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row>
                  <mi>k</mi>
                  <mo stretchy="false">∗</mo>
                  <mi>k</mi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i mathvariant="italic">nk</mi>
              </mrow>
              <mo fence="true" stretchy="false">)</mo>
            </mrow>
          </mrow>
        </mtd>
      </mtr>
    </mtable>
    <annotation encoding="StarMath 5.0">"insertion soring a list of size k will be a " %THETA( k^2 )" so performing insertion sort on all n/k lits of size n will be" newline
%theta ( K^2 * {n over k} )   dlrarrow %THETA ( k * k *{n over k} ) dlrarrow %THETA( nk )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RECURANCE</mi>
            <mi mathvariant="normal">:</mi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row>
              <mrow>
                <mo fence="true" stretchy="false">(</mo>
                <mrow>
                  <mfrac>
                    <mrow>
                      <mi>n</mi>
                      <mo stretchy="false">/</mo>
                      <mi>k</mi>
                    </mrow>
                    <mn>2</mn>
                  </mfrac>
                </mrow>
                <mo fence="true" stretchy="false">)</mo>
              </mrow>
              <mo stretchy="false">+</mo>
              <mi>n</mi>
            </mrow>
          </mrow>
        </mtd>
      </mtr>
      <mtr>
        <mtd>
          <mrow>
            <mi mathvariant="italic">RUNNING</mi>
            <mi mathvariant="italic">TIME</mi>
            <mi mathvariant="normal">:</mi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row>
                  <mi>n</mi>
                  <mi mathvariant="italic">lg</mi>
                  <mrow>
                    <mo fence="true" stretchy="false">(</mo>
                    <mrow>
                      <mrow>
                        <mi>n</mi>
                        <mo stretchy="false">/</mo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RECURANCE: T( n ) = 2( {n/k}over{2} ) + n
newline
RUNNING TIME: T(n) = %THETA( n lg(n/k) )</annotation>
  </semantics>
</math>
</file>

<file path=Object 16/content.xml><?xml version="1.0" encoding="utf-8"?>
<math xmlns="http://www.w3.org/1998/Math/MathML" display="block">
  <semantics>
    <mtable>
      <mtr>
        <mtd>
          <mtext>what is the largest value of k as a function of n for wich the new has the same running time as merge</mtext>
        </mtd>
      </mtr>
      <mtr>
        <mtd>
          <mrow>
            <mrow>
              <mi mathvariant="italic">nk</mi>
              <mo stretchy="false">+</mo>
              <mi mathvariant="italic">nlg</mi>
            </mrow>
            <mrow>
              <mrow>
                <mo fence="true" stretchy="false">(</mo>
                <mrow>
                  <mrow>
                    <mi>n</mi>
                    <mo stretchy="false">/</mo>
                    <mi>k</mi>
                  </mrow>
                </mrow>
                <mo fence="true" stretchy="false">)</mo>
              </mrow>
              <mo stretchy="false">=</mo>
              <mi mathvariant="italic">nlgn</mi>
            </mrow>
          </mrow>
        </mtd>
      </mtr>
      <mtr>
        <mtd>
          <mrow>
            <mrow>
              <mi>n</mi>
              <mo stretchy="false">∗</mo>
              <mrow>
                <mo fence="true" stretchy="false">(</mo>
                <mrow>
                  <mrow>
                    <mrow>
                      <mi>k</mi>
                      <mo stretchy="false">+</mo>
                      <mi mathvariant="italic">lg</mi>
                    </mrow>
                    <mrow>
                      <mo fence="true" stretchy="false">(</mo>
                      <mrow>
                        <mrow>
                          <mi>n</mi>
                          <mo stretchy="false">/</mo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i>n</mi>
              <mo stretchy="false">∗</mo>
              <mi mathvariant="italic">lgn</mi>
            </mrow>
          </mrow>
        </mtd>
      </mtr>
      <mtr>
        <mtd>
          <mrow>
            <mrow>
              <mi>k</mi>
              <mo stretchy="false">+</mo>
              <mi mathvariant="italic">lg</mi>
            </mrow>
            <mrow>
              <mrow>
                <mo fence="true" stretchy="false">(</mo>
                <mrow>
                  <mrow>
                    <mi>n</mi>
                    <mo stretchy="false">/</mo>
                    <mi>k</mi>
                  </mrow>
                </mrow>
                <mo fence="true" stretchy="false">)</mo>
              </mrow>
              <mo stretchy="false">=</mo>
              <mi mathvariant="italic">lgn</mi>
            </mrow>
          </mrow>
        </mtd>
      </mtr>
    </mtable>
    <annotation encoding="StarMath 5.0">"what is the largest value of k as a function of n for wich the new has the same running time as merge"
newline
nk + nlg( n/k ) = nlgn
newline
n * ( k + lg(n/k) ) = n * lgn
newline
 k + lg(n/k)  = lgn
 
</annotation>
  </semantics>
</math>
</file>

<file path=Object 17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text>when the algorithm has fully recursed there will be n lists of size 1 with constant time operation on each, </mtext>
        </mtd>
      </mtr>
      <mtr>
        <mtd>
          <mtext>then there will be n/2 min and max values to consider in n/2 constant comparisons</mtext>
        </mtd>
      </mtr>
      <mtr>
        <mtd>
          <mrow>
            <mtext>this recurences yeilds the series of </mtext>
            <mrow>
              <mi>n</mi>
              <mo stretchy="false">+</mo>
              <mfrac>
                <mn>1</mn>
                <mn>2</mn>
              </mfrac>
            </mrow>
            <mrow>
              <mi>n</mi>
              <mo stretchy="false">+</mo>
              <mfrac>
                <mn>1</mn>
                <mn>4</mn>
              </mfrac>
            </mrow>
            <mrow>
              <mi>n</mi>
              <mo stretchy="false">+</mo>
              <mfrac>
                <mn>1</mn>
                <mn>8</mn>
              </mfrac>
            </mrow>
            <mi>n</mi>
            <mtext> wich will sum to 2n, therefore it has a runtime:</mtext>
          </mrow>
        </mtd>
      </mtr>
      <mtr>
        <mtd>
          <mrow>
            <mi mathvariant="normal">Θ</mi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text>as we can easily see the runtime of the iterative approach is linear as it considers each element twice</mtext>
        </mtd>
      </mtr>
      <mtr>
        <mtd>
          <mrow>
            <mtext>iterative runtime: </mtext>
            <mi mathvariant="normal">θ</mi>
            <mrow>
              <mo fence="true" stretchy="false">(</mo>
              <mrow>
                <mi>n</mi>
              </mrow>
              <mo fence="true" stretchy="false">)</mo>
            </mrow>
          </mrow>
        </mtd>
      </mtr>
    </mtable>
    <annotation encoding="StarMath 5.0">T( n ) = 2T( n/2 ) + 1
newline
"when the algorithm has fully recursed there will be n lists of size 1 with constant time operation on each, "newline"then there will be n/2 min and max values to consider in n/2 constant comparisons" newline
"this recurences yeilds the series of " n + 1over2n + 1over4n + 1over8n" wich will sum to 2n, therefore it has a runtime:"
newline
%THETA( n )

newline
"as we can easily see the runtime of the iterative approach is linear as it considers each element twice"
newline
"iterative runtime: " %theta( n )


</annotation>
  </semantics>
</math>
</file>

<file path=Object 2/content.xml><?xml version="1.0" encoding="utf-8"?>
<math xmlns="http://www.w3.org/1998/Math/MathML" display="block">
  <semantics>
    <mrow>
      <mi mathvariant="normal">Θ</mi>
      <mrow>
        <mo fence="true" stretchy="false">(</mo>
        <mrow>
          <msup>
            <mi>n</mi>
            <mrow>
              <mi mathvariant="italic">lg</mi>
              <mn>5</mn>
            </mrow>
          </msup>
        </mrow>
        <mo fence="true" stretchy="false">)</mo>
      </mrow>
    </mrow>
    <annotation encoding="StarMath 5.0">%THETA( n^{lg 5} 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5</mn>
      </mrow>
      <mi>T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T( n ) = 5T( n/2 ) + n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T</mi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n>1</mn>
      </mrow>
    </mrow>
    <annotation encoding="StarMath 5.0">T( n ) = 2T( n-1 ) + 1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9</mn>
      </mrow>
      <mi>T</mi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 mathvariant="normal">Θ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9T( n/3 ) + %THETA(n^2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row>
            <msup>
              <mi>n</mi>
              <mn>2</mn>
            </msup>
            <mi mathvariant="italic">lgn</mi>
          </mrow>
        </mrow>
        <mo fence="true" stretchy="false">)</mo>
      </mrow>
    </mrow>
    <annotation encoding="StarMath 5.0">T( n ) = %THETA( n^2 lgn )</annotation>
  </semantics>
</math>
</file>

<file path=Object 8/content.xml><?xml version="1.0" encoding="utf-8"?>
<math xmlns="http://www.w3.org/1998/Math/MathML" display="block">
  <semantics>
    <mrow>
      <mrow>
        <msup>
          <mi>n</mi>
          <mn>2</mn>
        </msup>
        <mo stretchy="false">=</mo>
        <mi mathvariant="normal">Θ</mi>
      </mrow>
      <mrow>
        <mo fence="true" stretchy="false">(</mo>
        <mrow>
          <msup>
            <mi>n</mi>
            <mrow>
              <msub>
                <mi>log</mi>
                <mn>3</mn>
              </msub>
              <mn>9</mn>
            </mrow>
          </msup>
        </mrow>
        <mo fence="true" stretchy="false">)</mo>
      </mrow>
    </mrow>
    <annotation encoding="StarMath 5.0">n^2 = %THETA( n^{log_3 9}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n>4</mn>
      </mrow>
      <mi>P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P( n ) = 4P( n/2 ) + n</annotation>
  </semantics>
</math>
</file>